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Calibri" style:font-name-asian="Calibri" style:font-name-complex="Calibri" fo:font-size="20pt" style:font-size-asian="20pt" style:font-size-complex="20pt"/>
    </style:style>
    <style:style style:name="P2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T3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" style:parent-style-name="Fonteparág.padrão" style:family="text">
      <style:text-properties style:font-name="Calibri" style:font-name-asian="Calibri" style:font-name-complex="Calibri"/>
    </style:style>
    <style:style style:name="T5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6" style:parent-style-name="Fonteparág.padrão" style:family="text">
      <style:text-properties style:font-name="Calibri" style:font-name-asian="Calibri" style:font-name-complex="Calibri"/>
    </style:style>
    <style:style style:name="T7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" style:parent-style-name="Fonteparág.padrão" style:family="text">
      <style:text-properties style:font-name="Calibri" style:font-name-asian="Calibri" style:font-name-complex="Calibri"/>
    </style:style>
    <style:style style:name="P9" style:parent-style-name="ParágrafodaLista" style:list-style-name="LFO10" style:family="paragraph"/>
    <style:style style:name="T10" style:parent-style-name="Fonteparág.padrão" style:family="text">
      <style:text-properties style:font-name="Calibri" style:font-name-asian="Calibri" style:font-name-complex="Calibri"/>
    </style:style>
    <style:style style:name="T11" style:parent-style-name="Fonteparág.padrão" style:family="text">
      <style:text-properties style:font-name="Calibri" style:font-name-asian="Calibri" style:font-name-complex="Calibri"/>
    </style:style>
    <style:style style:name="P12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T13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4" style:parent-style-name="Fonteparág.padrão" style:family="text">
      <style:text-properties style:font-name="Calibri" style:font-name-asian="Calibri" style:font-name-complex="Calibri"/>
    </style:style>
    <style:style style:name="T15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6" style:parent-style-name="Fonteparág.padrão" style:family="text">
      <style:text-properties style:font-name="Calibri" style:font-name-asian="Calibri" style:font-name-complex="Calibri"/>
    </style:style>
    <style:style style:name="T17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8" style:parent-style-name="Fonteparág.padrão" style:family="text">
      <style:text-properties style:font-name="Calibri" style:font-name-asian="Calibri" style:font-name-complex="Calibri"/>
    </style:style>
    <style:style style:name="P19" style:parent-style-name="ParágrafodaLista" style:list-style-name="LFO9" style:family="paragraph"/>
    <style:style style:name="T20" style:parent-style-name="Fonteparág.padrão" style:family="text">
      <style:text-properties style:font-name="Calibri" style:font-name-asian="Calibri" style:font-name-complex="Calibri"/>
    </style:style>
    <style:style style:name="P21" style:parent-style-name="ParágrafodaLista" style:list-style-name="LFO9" style:family="paragraph"/>
    <style:style style:name="T22" style:parent-style-name="Fonteparág.padrão" style:family="text">
      <style:text-properties style:font-name="Calibri" style:font-name-asian="Calibri" style:font-name-complex="Calibri"/>
    </style:style>
    <style:style style:name="T23" style:parent-style-name="Fonteparág.padrão" style:family="text">
      <style:text-properties style:font-name="Calibri" style:font-name-asian="Calibri" style:font-name-complex="Calibri"/>
    </style:style>
    <style:style style:name="P24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T25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6" style:parent-style-name="Fonteparág.padrão" style:family="text">
      <style:text-properties style:font-name="Calibri" style:font-name-asian="Calibri" style:font-name-complex="Calibri"/>
    </style:style>
    <style:style style:name="T27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28" style:parent-style-name="Fonteparág.padrão" style:family="text">
      <style:text-properties style:font-name="Calibri" style:font-name-asian="Calibri" style:font-name-complex="Calibri"/>
    </style:style>
    <style:style style:name="T29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30" style:parent-style-name="Fonteparág.padrão" style:family="text">
      <style:text-properties style:font-name="Calibri" style:font-name-asian="Calibri" style:font-name-complex="Calibri"/>
    </style:style>
    <style:style style:name="P31" style:parent-style-name="ParágrafodaLista" style:list-style-name="LFO8" style:family="paragraph"/>
    <style:style style:name="T32" style:parent-style-name="Fonteparág.padrão" style:family="text">
      <style:text-properties style:font-name="Calibri" style:font-name-asian="Calibri" style:font-name-complex="Calibri"/>
    </style:style>
    <style:style style:name="P33" style:parent-style-name="ParágrafodaLista" style:list-style-name="LFO8" style:family="paragraph"/>
    <style:style style:name="T34" style:parent-style-name="Fonteparág.padrão" style:family="text">
      <style:text-properties style:font-name="Calibri" style:font-name-asian="Calibri" style:font-name-complex="Calibri"/>
    </style:style>
    <style:style style:name="T35" style:parent-style-name="Fonteparág.padrão" style:family="text">
      <style:text-properties style:font-name="Calibri" style:font-name-asian="Calibri" style:font-name-complex="Calibri"/>
    </style:style>
    <style:style style:name="P36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T37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38" style:parent-style-name="Fonteparág.padrão" style:family="text">
      <style:text-properties style:font-name="Calibri" style:font-name-asian="Calibri" style:font-name-complex="Calibri"/>
    </style:style>
    <style:style style:name="T39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0" style:parent-style-name="Fonteparág.padrão" style:family="text">
      <style:text-properties style:font-name="Calibri" style:font-name-asian="Calibri" style:font-name-complex="Calibri"/>
    </style:style>
    <style:style style:name="T41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2" style:parent-style-name="Fonteparág.padrão" style:family="text">
      <style:text-properties style:font-name="Calibri" style:font-name-asian="Calibri" style:font-name-complex="Calibri"/>
    </style:style>
    <style:style style:name="P43" style:parent-style-name="ParágrafodaLista" style:list-style-name="LFO7" style:family="paragraph"/>
    <style:style style:name="T44" style:parent-style-name="Fonteparág.padrão" style:family="text">
      <style:text-properties style:font-name="Calibri" style:font-name-asian="Calibri" style:font-name-complex="Calibri"/>
    </style:style>
    <style:style style:name="T45" style:parent-style-name="Fonteparág.padrão" style:family="text">
      <style:text-properties style:font-name="Calibri" style:font-name-asian="Calibri" style:font-name-complex="Calibri"/>
    </style:style>
    <style:style style:name="P46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T47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48" style:parent-style-name="Fonteparág.padrão" style:family="text">
      <style:text-properties style:font-name="Calibri" style:font-name-asian="Calibri" style:font-name-complex="Calibri"/>
    </style:style>
    <style:style style:name="T49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0" style:parent-style-name="Fonteparág.padrão" style:family="text">
      <style:text-properties style:font-name="Calibri" style:font-name-asian="Calibri" style:font-name-complex="Calibri"/>
    </style:style>
    <style:style style:name="T51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2" style:parent-style-name="Fonteparág.padrão" style:family="text">
      <style:text-properties style:font-name="Calibri" style:font-name-asian="Calibri" style:font-name-complex="Calibri"/>
    </style:style>
    <style:style style:name="P53" style:parent-style-name="ParágrafodaLista" style:list-style-name="LFO6" style:family="paragraph"/>
    <style:style style:name="T54" style:parent-style-name="Fonteparág.padrão" style:family="text">
      <style:text-properties style:font-name="Calibri" style:font-name-asian="Calibri" style:font-name-complex="Calibri"/>
    </style:style>
    <style:style style:name="T55" style:parent-style-name="Fonteparág.padrão" style:family="text">
      <style:text-properties style:font-name="Calibri" style:font-name-asian="Calibri" style:font-name-complex="Calibri"/>
    </style:style>
    <style:style style:name="P56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T57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58" style:parent-style-name="Fonteparág.padrão" style:family="text">
      <style:text-properties style:font-name="Calibri" style:font-name-asian="Calibri" style:font-name-complex="Calibri"/>
    </style:style>
    <style:style style:name="T59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60" style:parent-style-name="Fonteparág.padrão" style:family="text">
      <style:text-properties style:font-name="Calibri" style:font-name-asian="Calibri" style:font-name-complex="Calibri"/>
    </style:style>
    <style:style style:name="T61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62" style:parent-style-name="Fonteparág.padrão" style:family="text">
      <style:text-properties style:font-name="Calibri" style:font-name-asian="Calibri" style:font-name-complex="Calibri"/>
    </style:style>
    <style:style style:name="P63" style:parent-style-name="ParágrafodaLista" style:list-style-name="LFO5" style:family="paragraph"/>
    <style:style style:name="T64" style:parent-style-name="Fonteparág.padrão" style:family="text">
      <style:text-properties style:font-name="Calibri" style:font-name-asian="Calibri" style:font-name-complex="Calibri"/>
    </style:style>
    <style:style style:name="T65" style:parent-style-name="Fonteparág.padrão" style:family="text">
      <style:text-properties style:font-name="Calibri" style:font-name-asian="Calibri" style:font-name-complex="Calibri"/>
    </style:style>
    <style:style style:name="P66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T67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68" style:parent-style-name="Fonteparág.padrão" style:family="text">
      <style:text-properties style:font-name="Calibri" style:font-name-asian="Calibri" style:font-name-complex="Calibri"/>
    </style:style>
    <style:style style:name="T69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70" style:parent-style-name="Fonteparág.padrão" style:family="text">
      <style:text-properties style:font-name="Calibri" style:font-name-asian="Calibri" style:font-name-complex="Calibri"/>
    </style:style>
    <style:style style:name="T71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72" style:parent-style-name="Fonteparág.padrão" style:family="text">
      <style:text-properties style:font-name="Calibri" style:font-name-asian="Calibri" style:font-name-complex="Calibri"/>
    </style:style>
    <style:style style:name="P73" style:parent-style-name="ParágrafodaLista" style:list-style-name="LFO4" style:family="paragraph"/>
    <style:style style:name="T74" style:parent-style-name="Fonteparág.padrão" style:family="text">
      <style:text-properties style:font-name="Calibri" style:font-name-asian="Calibri" style:font-name-complex="Calibri"/>
    </style:style>
    <style:style style:name="T75" style:parent-style-name="Fonteparág.padrão" style:family="text">
      <style:text-properties style:font-name="Calibri" style:font-name-asian="Calibri" style:font-name-complex="Calibri"/>
    </style:style>
    <style:style style:name="P76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T77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78" style:parent-style-name="Fonteparág.padrão" style:family="text">
      <style:text-properties style:font-name="Calibri" style:font-name-asian="Calibri" style:font-name-complex="Calibri"/>
    </style:style>
    <style:style style:name="T79" style:parent-style-name="Fonteparág.padrão" style:family="text">
      <style:text-properties style:font-name="Calibri" style:font-name-asian="Calibri" style:font-name-complex="Calibri" fo:color="#202124"/>
    </style:style>
    <style:style style:name="T80" style:parent-style-name="Fonteparág.padrão" style:family="text">
      <style:text-properties style:font-name="Calibri" style:font-name-asian="Calibri" style:font-name-complex="Calibri"/>
    </style:style>
    <style:style style:name="T81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2" style:parent-style-name="Fonteparág.padrão" style:family="text">
      <style:text-properties style:font-name="Calibri" style:font-name-asian="Calibri" style:font-name-complex="Calibri"/>
    </style:style>
    <style:style style:name="T83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84" style:parent-style-name="Fonteparág.padrão" style:family="text">
      <style:text-properties style:font-name="Calibri" style:font-name-asian="Calibri" style:font-name-complex="Calibri"/>
    </style:style>
    <style:style style:name="P85" style:parent-style-name="ParágrafodaLista" style:list-style-name="LFO1" style:family="paragraph"/>
    <style:style style:name="T86" style:parent-style-name="Fonteparág.padrão" style:family="text">
      <style:text-properties style:font-name="Calibri" style:font-name-asian="Calibri" style:font-name-complex="Calibri"/>
    </style:style>
    <style:style style:name="T87" style:parent-style-name="Fonteparág.padrão" style:family="text">
      <style:text-properties style:font-name="Calibri" style:font-name-asian="Calibri" style:font-name-complex="Calibri"/>
    </style:style>
    <style:style style:name="P88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T89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90" style:parent-style-name="Fonteparág.padrão" style:family="text">
      <style:text-properties style:font-name="Calibri" style:font-name-asian="Calibri" style:font-name-complex="Calibri"/>
    </style:style>
    <style:style style:name="T91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92" style:parent-style-name="Fonteparág.padrão" style:family="text">
      <style:text-properties style:font-name="Calibri" style:font-name-asian="Calibri" style:font-name-complex="Calibri"/>
    </style:style>
    <style:style style:name="T93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94" style:parent-style-name="Fonteparág.padrão" style:family="text">
      <style:text-properties style:font-name="Calibri" style:font-name-asian="Calibri" style:font-name-complex="Calibri"/>
    </style:style>
    <style:style style:name="P95" style:parent-style-name="ParágrafodaLista" style:list-style-name="LFO3" style:family="paragraph"/>
    <style:style style:name="T96" style:parent-style-name="Fonteparág.padrão" style:family="text">
      <style:text-properties style:font-name="Calibri" style:font-name-asian="Calibri" style:font-name-complex="Calibri"/>
    </style:style>
    <style:style style:name="T97" style:parent-style-name="Fonteparág.padrão" style:family="text">
      <style:text-properties style:font-name="Calibri" style:font-name-asian="Calibri" style:font-name-complex="Calibri"/>
    </style:style>
    <style:style style:name="P98" style:parent-style-name="Normal" style:family="paragraph">
      <style:text-properties style:font-name="Calibri" style:font-name-asian="Calibri" style:font-name-complex="Calibri" fo:font-weight="bold" style:font-weight-asian="bold" style:font-weight-complex="bold"/>
    </style:style>
    <style:style style:name="T99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00" style:parent-style-name="Fonteparág.padrão" style:family="text">
      <style:text-properties style:font-name="Calibri" style:font-name-asian="Calibri" style:font-name-complex="Calibri"/>
    </style:style>
    <style:style style:name="T101" style:parent-style-name="Fonteparág.padrão" style:family="text">
      <style:text-properties style:font-name="Calibri" style:font-name-asian="Calibri" style:font-name-complex="Calibri"/>
    </style:style>
    <style:style style:name="T102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03" style:parent-style-name="Fonteparág.padrão" style:family="text">
      <style:text-properties style:font-name="Calibri" style:font-name-asian="Calibri" style:font-name-complex="Calibri"/>
    </style:style>
    <style:style style:name="T104" style:parent-style-name="Fonteparág.padrão" style:family="text">
      <style:text-properties style:font-name="Calibri" style:font-name-asian="Calibri" style:font-name-complex="Calibri" fo:font-weight="bold" style:font-weight-asian="bold" style:font-weight-complex="bold"/>
    </style:style>
    <style:style style:name="T105" style:parent-style-name="Fonteparág.padrão" style:family="text">
      <style:text-properties style:font-name="Calibri" style:font-name-asian="Calibri" style:font-name-complex="Calibri"/>
    </style:style>
    <style:style style:name="P106" style:parent-style-name="ParágrafodaLista" style:list-style-name="LFO2" style:family="paragraph"/>
    <style:style style:name="T107" style:parent-style-name="Fonteparág.padrão" style:family="text">
      <style:text-properties style:font-name="Calibri" style:font-name-asian="Calibri" style:font-name-complex="Calibri"/>
    </style:style>
  </office:automatic-styles>
  <office:body>
    <office:text text:use-soft-page-breaks="true">
      <text:p text:style-name="P1">Descrição dos Processos de Negócio</text:p>
      <text:p text:style-name="P2">Atender cliente</text:p>
      <text:p text:style-name="Normal"><text:span text:style-name="T3">Evento:</text:span><text:span text:style-name="T4"><text:s/>Cliente realiza pergunta.</text:span></text:p>
      <text:p text:style-name="Normal"><text:span text:style-name="T5">Objetivo:</text:span><text:span text:style-name="T6"><text:s/>Atender o cliente para eventual compra.</text:span></text:p>
      <text:p text:style-name="Normal"><text:span text:style-name="T7">Trabalhadores envolvidos:</text:span><text:span text:style-name="T8"><text:s/>Atendente</text:span></text:p>
      <text:list text:style-name="LFO10" text:continue-numbering="true">
        <text:list-item>
          <text:p text:style-name="P9"><text:span text:style-name="T10"><text:s/>O atendente mostra os produtos, tamanhos e cores para o cliente.</text:span></text:p>
        </text:list-item>
      </text:list>
      <text:p text:style-name="Normal"><text:span text:style-name="T11"><text:s text:c="2"/></text:span></text:p>
      <text:p text:style-name="P12">Vender para o cliente</text:p>
      <text:p text:style-name="Normal"><text:span text:style-name="T13">Evento:<text:s/></text:span><text:span text:style-name="T14">Cliente realiza pedido.</text:span></text:p>
      <text:p text:style-name="Normal"><text:span text:style-name="T15">Objetivo:</text:span><text:span text:style-name="T16"><text:s/>Realização do pedido e valor a pagar.</text:span></text:p>
      <text:p text:style-name="Normal"><text:span text:style-name="T17">Trabalhadores envolvidos:</text:span><text:span text:style-name="T18"><text:s/>Atendente</text:span></text:p>
      <text:list text:style-name="LFO9" text:continue-numbering="true">
        <text:list-item>
          <text:p text:style-name="P19"><text:span text:style-name="T20"><text:s/>Atendente informa o valor do pedido do cliente.</text:span></text:p>
        </text:list-item>
        <text:list-item>
          <text:p text:style-name="P21"><text:span text:style-name="T22"><text:s/>Atendente encaminha o cliente ao caixa.</text:span></text:p>
        </text:list-item>
      </text:list>
      <text:p text:style-name="Normal"><text:span text:style-name="T23"><text:s/></text:span></text:p>
      <text:p text:style-name="P24">Receber pagamento</text:p>
      <text:p text:style-name="Normal"><text:span text:style-name="T25">Evento:<text:s/></text:span><text:span text:style-name="T26">Cliente realiza pagamento.</text:span></text:p>
      <text:p text:style-name="Normal"><text:span text:style-name="T27">Objetivo:</text:span><text:span text:style-name="T28"><text:s/>Cliente faz o pagamento.</text:span></text:p>
      <text:p text:style-name="Normal"><text:span text:style-name="T29">Trabalhadores envolvidos:<text:s/></text:span><text:span text:style-name="T30">Atendente</text:span></text:p>
      <text:list text:style-name="LFO8" text:continue-numbering="true">
        <text:list-item>
          <text:p text:style-name="P31"><text:span text:style-name="T32">Atendente informa a forma de pagamento.</text:span></text:p>
        </text:list-item>
        <text:list-item>
          <text:p text:style-name="P33"><text:span text:style-name="T34">Atendente faz o recibo e dar o troco se houver.</text:span></text:p>
        </text:list-item>
      </text:list>
      <text:p text:style-name="Normal"><text:span text:style-name="T35"><text:s/></text:span></text:p>
      <text:p text:style-name="P36">Enviar solicitação de operação de Débito/Crédito</text:p>
      <text:p text:style-name="Normal"><text:span text:style-name="T37">Evento:</text:span><text:span text:style-name="T38"><text:s/>Caixa realiza solicitação de operação.</text:span></text:p>
      <text:p text:style-name="Normal"><text:span text:style-name="T39">Objetivo:</text:span><text:span text:style-name="T40"><text:s/>Solicitação de operação do cartão.</text:span></text:p>
      <text:p text:style-name="Normal"><text:span text:style-name="T41">Trabalhadores envolvidos:</text:span><text:span text:style-name="T42"><text:s/>Funcionário</text:span></text:p>
      <text:list text:style-name="LFO7" text:continue-numbering="true">
        <text:list-item>
          <text:p text:style-name="P43"><text:span text:style-name="T44">Funcionário solicita a operação de cartão ao cliente.</text:span></text:p>
        </text:list-item>
      </text:list>
      <text:p text:style-name="Normal"><text:span text:style-name="T45"><text:s/></text:span></text:p>
      <text:p text:style-name="P46">Receber retorno da operação</text:p>
      <text:p text:style-name="Normal"><text:span text:style-name="T47">Evento:</text:span><text:span text:style-name="T48"><text:s/>Provedores de cartão retornam operação solicitada.</text:span></text:p>
      <text:p text:style-name="Normal"><text:span text:style-name="T49">Objetivo:</text:span><text:span text:style-name="T50"><text:s/>Retorno de operação ao provedor.</text:span></text:p>
      <text:p text:style-name="Normal"><text:span text:style-name="T51">Trabalhadores envolvidos:<text:s/></text:span><text:span text:style-name="T52">Funcionário</text:span></text:p>
      <text:list text:style-name="LFO6" text:continue-numbering="true">
        <text:list-item>
          <text:p text:style-name="P53"><text:span text:style-name="T54">Provedor informa retorno da operação solicitada.</text:span></text:p>
        </text:list-item>
      </text:list>
      <text:p text:style-name="Normal"><text:span text:style-name="T55"><text:s/></text:span></text:p>
      <text:p text:style-name="P56">Cancelar pedido</text:p>
      <text:p text:style-name="Normal"><text:span text:style-name="T57">Evento:<text:s/></text:span><text:span text:style-name="T58">Cliente solicita cancelamento de pedido.</text:span></text:p>
      <text:p text:style-name="Normal"><text:span text:style-name="T59">Objetivo:</text:span><text:span text:style-name="T60"><text:s/>Cliente cancela pedido.</text:span></text:p>
      <text:p text:style-name="Normal"><text:span text:style-name="T61">Trabalhadores envolvidos:</text:span><text:span text:style-name="T62"><text:s/>Funcionário</text:span></text:p>
      <text:list text:style-name="LFO5" text:continue-numbering="true">
        <text:list-item>
          <text:p text:style-name="P63"><text:span text:style-name="T64"><text:s/>Funcionário informa a solicitação de cancelamento do pedido.</text:span></text:p>
        </text:list-item>
      </text:list>
      <text:p text:style-name="Normal"><text:span text:style-name="T65"><text:s/></text:span></text:p>
      <text:p text:style-name="P66">Solicitar orçamento</text:p>
      <text:p text:style-name="Normal"><text:span text:style-name="T67">Evento: L</text:span><text:span text:style-name="T68">oja realiza pergunta.</text:span></text:p>
      <text:p text:style-name="Normal"><text:span text:style-name="T69">Objetivo:</text:span><text:span text:style-name="T70"><text:s/>Solicitação de orçamento.</text:span></text:p>
      <text:p text:style-name="Normal"><text:span text:style-name="T71">Trabalhadores envolvidos:</text:span><text:span text:style-name="T72"><text:s/>Funcionário</text:span></text:p>
      <text:list text:style-name="LFO4" text:continue-numbering="true">
        <text:list-item>
          <text:p text:style-name="P73"><text:span text:style-name="T74">Funcionário solicita o orçamento dos produtos.</text:span></text:p>
        </text:list-item>
      </text:list>
      <text:p text:style-name="Normal"><text:span text:style-name="T75"><text:s/></text:span></text:p>
      <text:p text:style-name="P76">Realizar pedido</text:p>
      <text:p text:style-name="Normal"><text:span text:style-name="T77">Evento:<text:s/></text:span><text:span text:style-name="T78">L</text:span><text:span text:style-name="T79">oja realiza pedido</text:span><text:span text:style-name="T80">.</text:span></text:p>
      <text:p text:style-name="Normal"><text:span text:style-name="T81">Objetivo:</text:span><text:span text:style-name="T82"><text:s/>Solicitação de pedido.</text:span></text:p>
      <text:p text:style-name="Normal"><text:span text:style-name="T83">Trabalhadores envolvidos:<text:s/></text:span><text:span text:style-name="T84">Funcionário</text:span></text:p>
      <text:list text:style-name="LFO1" text:continue-numbering="true">
        <text:list-item>
          <text:p text:style-name="P85"><text:span text:style-name="T86"><text:s/>Funcionário solicita o pedido dos produtos.</text:span></text:p>
        </text:list-item>
      </text:list>
      <text:p text:style-name="Normal"><text:span text:style-name="T87"><text:s/></text:span></text:p>
      <text:p text:style-name="P88">Realizar pagamento</text:p>
      <text:p text:style-name="Normal"><text:span text:style-name="T89">Evento:</text:span><text:span text:style-name="T90"><text:s/>Caixa realiza pagamento.</text:span></text:p>
      <text:p text:style-name="Normal"><text:span text:style-name="T91">Objetivo:</text:span><text:span text:style-name="T92"><text:s/>Solicitação de pagamento.</text:span></text:p>
      <text:p text:style-name="Normal"><text:span text:style-name="T93">Trabalhadores envolvidos:</text:span><text:span text:style-name="T94"><text:s/>Funcionário</text:span></text:p>
      <text:list text:style-name="LFO3" text:continue-numbering="true">
        <text:list-item>
          <text:p text:style-name="P95"><text:span text:style-name="T96">Funcionário informa a forma de pagamento dos produtos.</text:span></text:p>
        </text:list-item>
      </text:list>
      <text:p text:style-name="Normal"><text:span text:style-name="T97"><text:s/></text:span></text:p>
      <text:p text:style-name="P98">Receber produto</text:p>
      <text:p text:style-name="Normal"><text:span text:style-name="T99">Evento:</text:span><text:span text:style-name="T100"><text:s/>Fornecedor envia produto e recibo.</text:span></text:p>
      <text:p text:style-name="Normal"><text:span text:style-name="T101"><text:s/></text:span></text:p>
      <text:p text:style-name="Normal"><text:span text:style-name="T102">Objetivo:</text:span><text:span text:style-name="T103"><text:s/>Entrega de produtos.</text:span></text:p>
      <text:p text:style-name="Normal"><text:span text:style-name="T104">Trabalhadores envolvidos:</text:span><text:span text:style-name="T105"><text:s/>Funcionário</text:span></text:p>
      <text:list text:style-name="LFO2" text:continue-numbering="true">
        <text:list-item>
          <text:p text:style-name="P106"><text:span text:style-name="T107">Funcionário solicita a entrega dos produtos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ernando Pereira</meta:initial-creator>
    <dc:creator>Fernando Pereira</dc:creator>
    <meta:creation-date>2020-04-24T02:24:00Z</meta:creation-date>
    <dc:date>2020-04-24T02:24:00Z</dc:date>
    <meta:template xlink:href="Normal.dotm" xlink:type="simple"/>
    <meta:editing-cycles>1</meta:editing-cycles>
    <meta:editing-duration>PT0S</meta:editing-duration>
    <meta:document-statistic meta:page-count="1" meta:paragraph-count="4" meta:word-count="317" meta:character-count="2030" meta:row-count="14" meta:non-whitespace-character-count="1717"/>
  </office:meta>
</office:document-meta>
</file>